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4"/>
    <style:style style:name="ce4" style:family="table-cell" style:parent-style-name="Default" style:data-style-name="N11"/>
    <style:style style:name="ce2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tsRegion" table:style-name="ta1">
        <table:shapes>
          <draw:frame draw:z-index="0" draw:style-name="gr1" draw:text-style-name="P1" svg:width="15.995cm" svg:height="9.004cm" svg:x="15.77cm" svg:y="0cm">
            <draw:object draw:notify-on-update-of-ranges="litsRegion.A2:litsRegion.A14 litsRegion.B1:litsRegion.B1 litsRegion.B2:litsRegion.B14 litsRegion.C1:litsRegion.C1 litsRegion.C2:litsRegion.C14 litsRegion.D1:litsRegion.D1 litsRegion.D2:litsRegion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05cm" svg:x="15.666cm" svg:y="14.025cm">
            <draw:object draw:notify-on-update-of-ranges="litsRegion.A35:litsRegion.A47 litsRegion.B34:litsRegion.B34 litsRegion.B35:litsRegion.B47 litsRegion.C34:litsRegion.C34 litsRegion.C35:litsRegion.C47 litsRegion.D34:litsRegion.D34 litsRegion.D35:litsRegion.D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6cm" svg:height="9.005cm" svg:x="15.748cm" svg:y="29.803cm">
            <draw:object draw:notify-on-update-of-ranges="litsRegion.A69:litsRegion.A81 litsRegion.B68:litsRegion.B68 litsRegion.B69:litsRegion.B81 litsRegion.C68:litsRegion.C68 litsRegion.C69:litsRegion.C81 litsRegion.D68:litsRegion.D68 litsRegion.D69:litsRegion.D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Group.1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office:value-type="float" office:value="617" calcext:value-type="float">
            <text:p>617,00</text:p>
          </table:table-cell>
          <table:table-cell office:value-type="float" office:value="530" calcext:value-type="float">
            <text:p>530,00</text:p>
          </table:table-cell>
          <table:table-cell office:value-type="float" office:value="778" calcext:value-type="float">
            <text:p>778,00</text:p>
          </table:table-cell>
          <table:table-cell table:style-name="ce1" table:formula="of:=SUM([.B2:.D2])" office:value-type="float" office:value="1925" calcext:value-type="float">
            <text:p>1 925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office:value-type="float" office:value="206" calcext:value-type="float">
            <text:p>206,00</text:p>
          </table:table-cell>
          <table:table-cell office:value-type="float" office:value="306" calcext:value-type="float">
            <text:p>306,00</text:p>
          </table:table-cell>
          <table:table-cell office:value-type="float" office:value="318" calcext:value-type="float">
            <text:p>318,00</text:p>
          </table:table-cell>
          <table:table-cell table:style-name="ce1" table:formula="of:=SUM([.B3:.D3])" office:value-type="float" office:value="830" calcext:value-type="float">
            <text:p>83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office:value-type="float" office:value="161" calcext:value-type="float">
            <text:p>161,00</text:p>
          </table:table-cell>
          <table:table-cell office:value-type="float" office:value="237" calcext:value-type="float">
            <text:p>237,00</text:p>
          </table:table-cell>
          <table:table-cell office:value-type="float" office:value="319" calcext:value-type="float">
            <text:p>319,00</text:p>
          </table:table-cell>
          <table:table-cell table:style-name="ce1" table:formula="of:=SUM([.B4:.D4])" office:value-type="float" office:value="717" calcext:value-type="float">
            <text:p>71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office:value-type="float" office:value="175" calcext:value-type="float">
            <text:p>175,00</text:p>
          </table:table-cell>
          <table:table-cell office:value-type="float" office:value="153" calcext:value-type="float">
            <text:p>153,00</text:p>
          </table:table-cell>
          <table:table-cell office:value-type="float" office:value="378" calcext:value-type="float">
            <text:p>378,00</text:p>
          </table:table-cell>
          <table:table-cell table:style-name="ce1" table:formula="of:=SUM([.B5:.D5])" office:value-type="float" office:value="706" calcext:value-type="float">
            <text:p>70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office:value-type="float" office:value="19" calcext:value-type="float">
            <text:p>19,00</text:p>
          </table:table-cell>
          <table:table-cell office:value-type="float" office:value="23" calcext:value-type="float">
            <text:p>23,00</text:p>
          </table:table-cell>
          <table:table-cell office:value-type="float" office:value="25" calcext:value-type="float">
            <text:p>25,00</text:p>
          </table:table-cell>
          <table:table-cell table:style-name="ce1" table:formula="of:=SUM([.B6:.D6])" office:value-type="float" office:value="67" calcext:value-type="float">
            <text:p>6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office:value-type="float" office:value="534" calcext:value-type="float">
            <text:p>534,00</text:p>
          </table:table-cell>
          <table:table-cell office:value-type="float" office:value="429" calcext:value-type="float">
            <text:p>429,00</text:p>
          </table:table-cell>
          <table:table-cell office:value-type="float" office:value="803" calcext:value-type="float">
            <text:p>803,00</text:p>
          </table:table-cell>
          <table:table-cell table:style-name="ce1" table:formula="of:=SUM([.B7:.D7])" office:value-type="float" office:value="1766" calcext:value-type="float">
            <text:p>1 76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office:value-type="float" office:value="462" calcext:value-type="float">
            <text:p>462,00</text:p>
          </table:table-cell>
          <table:table-cell office:value-type="float" office:value="616" calcext:value-type="float">
            <text:p>616,00</text:p>
          </table:table-cell>
          <table:table-cell office:value-type="float" office:value="668" calcext:value-type="float">
            <text:p>668,00</text:p>
          </table:table-cell>
          <table:table-cell table:style-name="ce1" table:formula="of:=SUM([.B8:.D8])" office:value-type="float" office:value="1746" calcext:value-type="float">
            <text:p>1 74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office:value-type="float" office:value="1256" calcext:value-type="float">
            <text:p>1 256,00</text:p>
          </table:table-cell>
          <table:table-cell office:value-type="float" office:value="1202" calcext:value-type="float">
            <text:p>1 202,00</text:p>
          </table:table-cell>
          <table:table-cell office:value-type="float" office:value="1281" calcext:value-type="float">
            <text:p>1 281,00</text:p>
          </table:table-cell>
          <table:table-cell table:style-name="ce1" table:formula="of:=SUM([.B9:.D9])" office:value-type="float" office:value="3739" calcext:value-type="float">
            <text:p>3 739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office:value-type="float" office:value="264" calcext:value-type="float">
            <text:p>264,00</text:p>
          </table:table-cell>
          <table:table-cell office:value-type="float" office:value="251" calcext:value-type="float">
            <text:p>251,00</text:p>
          </table:table-cell>
          <table:table-cell office:value-type="float" office:value="372" calcext:value-type="float">
            <text:p>372,00</text:p>
          </table:table-cell>
          <table:table-cell table:style-name="ce1" table:formula="of:=SUM([.B10:.D10])" office:value-type="float" office:value="887" calcext:value-type="float">
            <text:p>88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office:value-type="float" office:value="428" calcext:value-type="float">
            <text:p>428,00</text:p>
          </table:table-cell>
          <table:table-cell office:value-type="float" office:value="421" calcext:value-type="float">
            <text:p>421,00</text:p>
          </table:table-cell>
          <table:table-cell office:value-type="float" office:value="681" calcext:value-type="float">
            <text:p>681,00</text:p>
          </table:table-cell>
          <table:table-cell table:style-name="ce1" table:formula="of:=SUM([.B11:.D11])" office:value-type="float" office:value="1530" calcext:value-type="float">
            <text:p>1 53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office:value-type="float" office:value="481" calcext:value-type="float">
            <text:p>481,00</text:p>
          </table:table-cell>
          <table:table-cell office:value-type="float" office:value="532" calcext:value-type="float">
            <text:p>532,00</text:p>
          </table:table-cell>
          <table:table-cell office:value-type="float" office:value="681" calcext:value-type="float">
            <text:p>681,00</text:p>
          </table:table-cell>
          <table:table-cell table:style-name="ce1" table:formula="of:=SUM([.B12:.D12])" office:value-type="float" office:value="1694" calcext:value-type="float">
            <text:p>1 694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office:value-type="float" office:value="192" calcext:value-type="float">
            <text:p>192,00</text:p>
          </table:table-cell>
          <table:table-cell office:value-type="float" office:value="254" calcext:value-type="float">
            <text:p>254,00</text:p>
          </table:table-cell>
          <table:table-cell office:value-type="float" office:value="327" calcext:value-type="float">
            <text:p>327,00</text:p>
          </table:table-cell>
          <table:table-cell table:style-name="ce1" table:formula="of:=SUM([.B13:.D13])" office:value-type="float" office:value="773" calcext:value-type="float">
            <text:p>773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office:value-type="float" office:value="451" calcext:value-type="float">
            <text:p>451,00</text:p>
          </table:table-cell>
          <table:table-cell office:value-type="float" office:value="338" calcext:value-type="float">
            <text:p>338,00</text:p>
          </table:table-cell>
          <table:table-cell office:value-type="float" office:value="848" calcext:value-type="float">
            <text:p>848,00</text:p>
          </table:table-cell>
          <table:table-cell table:style-name="ce1" table:formula="of:=SUM([.B14:.D14])" office:value-type="float" office:value="1637" calcext:value-type="float">
            <text:p>1 63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])" office:value-type="float" office:value="5246" calcext:value-type="float">
            <text:p>5 246,00</text:p>
          </table:table-cell>
          <table:table-cell table:formula="of:=SUM([.C2:.C14])" office:value-type="float" office:value="5292" calcext:value-type="float">
            <text:p>5 292,00</text:p>
          </table:table-cell>
          <table:table-cell table:formula="of:=SUM([.D2:.D14])" office:value-type="float" office:value="7479" calcext:value-type="float">
            <text:p>7 479,00</text:p>
          </table:table-cell>
          <table:table-cell table:style-name="ce1" table:formula="of:=SUM([.B15:.D15])" office:value-type="float" office:value="18017" calcext:value-type="float">
            <text:p>18 017,0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FREQUENCE LIGNE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Group.1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4" table:formula="of:=[.B2]/[.$E2]" office:value-type="percentage" office:value="0.320519480519481" calcext:value-type="percentage">
            <text:p>32,05 %</text:p>
          </table:table-cell>
          <table:table-cell table:style-name="ce4" table:formula="of:=[.C2]/[.$E2]" office:value-type="percentage" office:value="0.275324675324675" calcext:value-type="percentage">
            <text:p>27,53 %</text:p>
          </table:table-cell>
          <table:table-cell table:style-name="ce4" table:formula="of:=[.D2]/[.$E2]" office:value-type="percentage" office:value="0.404155844155844" calcext:value-type="percentage">
            <text:p>40,42 %</text:p>
          </table:table-cell>
          <table:table-cell table:style-name="ce4" table:formula="of:=SUM([.B19:.D19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4" table:formula="of:=[.B3]/[.$E3]" office:value-type="percentage" office:value="0.248192771084337" calcext:value-type="percentage">
            <text:p>24,82 %</text:p>
          </table:table-cell>
          <table:table-cell table:style-name="ce4" table:formula="of:=[.C3]/[.$E3]" office:value-type="percentage" office:value="0.368674698795181" calcext:value-type="percentage">
            <text:p>36,87 %</text:p>
          </table:table-cell>
          <table:table-cell table:style-name="ce4" table:formula="of:=[.D3]/[.$E3]" office:value-type="percentage" office:value="0.383132530120482" calcext:value-type="percentage">
            <text:p>38,31 %</text:p>
          </table:table-cell>
          <table:table-cell table:style-name="ce4" table:formula="of:=SUM([.B20:.D20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4" table:formula="of:=[.B4]/[.$E4]" office:value-type="percentage" office:value="0.224546722454672" calcext:value-type="percentage">
            <text:p>22,45 %</text:p>
          </table:table-cell>
          <table:table-cell table:style-name="ce4" table:formula="of:=[.C4]/[.$E4]" office:value-type="percentage" office:value="0.330543933054393" calcext:value-type="percentage">
            <text:p>33,05 %</text:p>
          </table:table-cell>
          <table:table-cell table:style-name="ce4" table:formula="of:=[.D4]/[.$E4]" office:value-type="percentage" office:value="0.444909344490934" calcext:value-type="percentage">
            <text:p>44,49 %</text:p>
          </table:table-cell>
          <table:table-cell table:style-name="ce4" table:formula="of:=SUM([.B21:.D21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4" table:formula="of:=[.B5]/[.$E5]" office:value-type="percentage" office:value="0.247875354107649" calcext:value-type="percentage">
            <text:p>24,79 %</text:p>
          </table:table-cell>
          <table:table-cell table:style-name="ce4" table:formula="of:=[.C5]/[.$E5]" office:value-type="percentage" office:value="0.21671388101983" calcext:value-type="percentage">
            <text:p>21,67 %</text:p>
          </table:table-cell>
          <table:table-cell table:style-name="ce4" table:formula="of:=[.D5]/[.$E5]" office:value-type="percentage" office:value="0.535410764872521" calcext:value-type="percentage">
            <text:p>53,54 %</text:p>
          </table:table-cell>
          <table:table-cell table:style-name="ce4" table:formula="of:=SUM([.B22:.D22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table:style-name="ce4" table:formula="of:=[.B6]/[.$E6]" office:value-type="percentage" office:value="0.283582089552239" calcext:value-type="percentage">
            <text:p>28,36 %</text:p>
          </table:table-cell>
          <table:table-cell table:style-name="ce4" table:formula="of:=[.C6]/[.$E6]" office:value-type="percentage" office:value="0.343283582089552" calcext:value-type="percentage">
            <text:p>34,33 %</text:p>
          </table:table-cell>
          <table:table-cell table:style-name="ce4" table:formula="of:=[.D6]/[.$E6]" office:value-type="percentage" office:value="0.373134328358209" calcext:value-type="percentage">
            <text:p>37,31 %</text:p>
          </table:table-cell>
          <table:table-cell table:style-name="ce4" table:formula="of:=SUM([.B23:.D23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4" table:formula="of:=[.B7]/[.$E7]" office:value-type="percentage" office:value="0.30237825594564" calcext:value-type="percentage">
            <text:p>30,24 %</text:p>
          </table:table-cell>
          <table:table-cell table:style-name="ce4" table:formula="of:=[.C7]/[.$E7]" office:value-type="percentage" office:value="0.242921857304643" calcext:value-type="percentage">
            <text:p>24,29 %</text:p>
          </table:table-cell>
          <table:table-cell table:style-name="ce4" table:formula="of:=[.D7]/[.$E7]" office:value-type="percentage" office:value="0.454699886749717" calcext:value-type="percentage">
            <text:p>45,47 %</text:p>
          </table:table-cell>
          <table:table-cell table:style-name="ce4" table:formula="of:=SUM([.B24:.D24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4" table:formula="of:=[.B8]/[.$E8]" office:value-type="percentage" office:value="0.264604810996564" calcext:value-type="percentage">
            <text:p>26,46 %</text:p>
          </table:table-cell>
          <table:table-cell table:style-name="ce4" table:formula="of:=[.C8]/[.$E8]" office:value-type="percentage" office:value="0.352806414662085" calcext:value-type="percentage">
            <text:p>35,28 %</text:p>
          </table:table-cell>
          <table:table-cell table:style-name="ce4" table:formula="of:=[.D8]/[.$E8]" office:value-type="percentage" office:value="0.382588774341352" calcext:value-type="percentage">
            <text:p>38,26 %</text:p>
          </table:table-cell>
          <table:table-cell table:style-name="ce4" table:formula="of:=SUM([.B25:.D25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4" table:formula="of:=[.B9]/[.$E9]" office:value-type="percentage" office:value="0.335918694838192" calcext:value-type="percentage">
            <text:p>33,59 %</text:p>
          </table:table-cell>
          <table:table-cell table:style-name="ce4" table:formula="of:=[.C9]/[.$E9]" office:value-type="percentage" office:value="0.321476330569671" calcext:value-type="percentage">
            <text:p>32,15 %</text:p>
          </table:table-cell>
          <table:table-cell table:style-name="ce4" table:formula="of:=[.D9]/[.$E9]" office:value-type="percentage" office:value="0.342604974592137" calcext:value-type="percentage">
            <text:p>34,26 %</text:p>
          </table:table-cell>
          <table:table-cell table:style-name="ce4" table:formula="of:=SUM([.B26:.D26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4" table:formula="of:=[.B10]/[.$E10]" office:value-type="percentage" office:value="0.297632468996618" calcext:value-type="percentage">
            <text:p>29,76 %</text:p>
          </table:table-cell>
          <table:table-cell table:style-name="ce4" table:formula="of:=[.C10]/[.$E10]" office:value-type="percentage" office:value="0.282976324689966" calcext:value-type="percentage">
            <text:p>28,30 %</text:p>
          </table:table-cell>
          <table:table-cell table:style-name="ce4" table:formula="of:=[.D10]/[.$E10]" office:value-type="percentage" office:value="0.419391206313416" calcext:value-type="percentage">
            <text:p>41,94 %</text:p>
          </table:table-cell>
          <table:table-cell table:style-name="ce4" table:formula="of:=SUM([.B27:.D27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4" table:formula="of:=[.B11]/[.$E11]" office:value-type="percentage" office:value="0.279738562091503" calcext:value-type="percentage">
            <text:p>27,97 %</text:p>
          </table:table-cell>
          <table:table-cell table:style-name="ce4" table:formula="of:=[.C11]/[.$E11]" office:value-type="percentage" office:value="0.27516339869281" calcext:value-type="percentage">
            <text:p>27,52 %</text:p>
          </table:table-cell>
          <table:table-cell table:style-name="ce4" table:formula="of:=[.D11]/[.$E11]" office:value-type="percentage" office:value="0.445098039215686" calcext:value-type="percentage">
            <text:p>44,51 %</text:p>
          </table:table-cell>
          <table:table-cell table:style-name="ce4" table:formula="of:=SUM([.B28:.D28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4" table:formula="of:=[.B12]/[.$E12]" office:value-type="percentage" office:value="0.283943329397875" calcext:value-type="percentage">
            <text:p>28,39 %</text:p>
          </table:table-cell>
          <table:table-cell table:style-name="ce4" table:formula="of:=[.C12]/[.$E12]" office:value-type="percentage" office:value="0.314049586776859" calcext:value-type="percentage">
            <text:p>31,40 %</text:p>
          </table:table-cell>
          <table:table-cell table:style-name="ce4" table:formula="of:=[.D12]/[.$E12]" office:value-type="percentage" office:value="0.402007083825266" calcext:value-type="percentage">
            <text:p>40,20 %</text:p>
          </table:table-cell>
          <table:table-cell table:style-name="ce4" table:formula="of:=SUM([.B29:.D29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4" table:formula="of:=[.B13]/[.$E13]" office:value-type="percentage" office:value="0.248382923673997" calcext:value-type="percentage">
            <text:p>24,84 %</text:p>
          </table:table-cell>
          <table:table-cell table:style-name="ce4" table:formula="of:=[.C13]/[.$E13]" office:value-type="percentage" office:value="0.328589909443726" calcext:value-type="percentage">
            <text:p>32,86 %</text:p>
          </table:table-cell>
          <table:table-cell table:style-name="ce4" table:formula="of:=[.D13]/[.$E13]" office:value-type="percentage" office:value="0.423027166882277" calcext:value-type="percentage">
            <text:p>42,30 %</text:p>
          </table:table-cell>
          <table:table-cell table:style-name="ce4" table:formula="of:=SUM([.B30:.D30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4" table:formula="of:=[.B14]/[.$E14]" office:value-type="percentage" office:value="0.27550397067807" calcext:value-type="percentage">
            <text:p>27,55 %</text:p>
          </table:table-cell>
          <table:table-cell table:style-name="ce4" table:formula="of:=[.C14]/[.$E14]" office:value-type="percentage" office:value="0.206475259621258" calcext:value-type="percentage">
            <text:p>20,65 %</text:p>
          </table:table-cell>
          <table:table-cell table:style-name="ce4" table:formula="of:=[.D14]/[.$E14]" office:value-type="percentage" office:value="0.518020769700672" calcext:value-type="percentage">
            <text:p>51,80 %</text:p>
          </table:table-cell>
          <table:table-cell table:style-name="ce4" table:formula="of:=SUM([.B31:.D31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ce4" table:formula="of:=[.B15]/[.$E15]" office:value-type="percentage" office:value="0.291169451073986" calcext:value-type="percentage">
            <text:p>29,12 %</text:p>
          </table:table-cell>
          <table:table-cell table:style-name="ce4" table:formula="of:=[.C15]/[.$E15]" office:value-type="percentage" office:value="0.293722595326636" calcext:value-type="percentage">
            <text:p>29,37 %</text:p>
          </table:table-cell>
          <table:table-cell table:style-name="ce4" table:formula="of:=[.D15]/[.$E15]" office:value-type="percentage" office:value="0.415107953599378" calcext:value-type="percentage">
            <text:p>41,51 %</text:p>
          </table:table-cell>
          <table:table-cell table:style-name="ce4" table:formula="of:=SUM([.B32:.D32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ECARTS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4" table:formula="of:=[.B$32]-[.B19]" office:value-type="percentage" office:value="-0.0293500294454953" calcext:value-type="percentage">
            <text:p>-2,94 %</text:p>
          </table:table-cell>
          <table:table-cell table:style-name="ce4" table:formula="of:=[.C$32]-[.C19]" office:value-type="percentage" office:value="0.018397920001961" calcext:value-type="percentage">
            <text:p>1,84 %</text:p>
          </table:table-cell>
          <table:table-cell table:style-name="ce4" table:formula="of:=[.D$32]-[.D19]" office:value-type="percentage" office:value="0.0109521094435344" calcext:value-type="percentage">
            <text:p>1,10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4" table:formula="of:=[.B$32]-[.B20]" office:value-type="percentage" office:value="0.0429766799896487" calcext:value-type="percentage">
            <text:p>4,30 %</text:p>
          </table:table-cell>
          <table:table-cell table:style-name="ce4" table:formula="of:=[.C$32]-[.C20]" office:value-type="percentage" office:value="-0.074952103468545" calcext:value-type="percentage">
            <text:p>-7,50 %</text:p>
          </table:table-cell>
          <table:table-cell table:style-name="ce4" table:formula="of:=[.D$32]-[.D20]" office:value-type="percentage" office:value="0.0319754234788964" calcext:value-type="percentage">
            <text:p>3,20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4" table:formula="of:=[.B$32]-[.B21]" office:value-type="percentage" office:value="0.0666227286193137" calcext:value-type="percentage">
            <text:p>6,66 %</text:p>
          </table:table-cell>
          <table:table-cell table:style-name="ce4" table:formula="of:=[.C$32]-[.C21]" office:value-type="percentage" office:value="-0.036821337727757" calcext:value-type="percentage">
            <text:p>-3,68 %</text:p>
          </table:table-cell>
          <table:table-cell table:style-name="ce4" table:formula="of:=[.D$32]-[.D21]" office:value-type="percentage" office:value="-0.0298013908915556" calcext:value-type="percentage">
            <text:p>-2,98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4" table:formula="of:=[.B$32]-[.B22]" office:value-type="percentage" office:value="0.0432940969663367" calcext:value-type="percentage">
            <text:p>4,33 %</text:p>
          </table:table-cell>
          <table:table-cell table:style-name="ce4" table:formula="of:=[.C$32]-[.C22]" office:value-type="percentage" office:value="0.077008714306806" calcext:value-type="percentage">
            <text:p>7,70 %</text:p>
          </table:table-cell>
          <table:table-cell table:style-name="ce4" table:formula="of:=[.D$32]-[.D22]" office:value-type="percentage" office:value="-0.120302811273143" calcext:value-type="percentage">
            <text:p>-12,03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Corse</text:p>
          </table:table-cell>
          <table:table-cell table:style-name="ce4" table:formula="of:=[.B$32]-[.B23]" office:value-type="percentage" office:value="0.00758736152174666" calcext:value-type="percentage">
            <text:p>0,76 %</text:p>
          </table:table-cell>
          <table:table-cell table:style-name="ce4" table:formula="of:=[.C$32]-[.C23]" office:value-type="percentage" office:value="-0.049560986762916" calcext:value-type="percentage">
            <text:p>-4,96 %</text:p>
          </table:table-cell>
          <table:table-cell table:style-name="ce4" table:formula="of:=[.D$32]-[.D23]" office:value-type="percentage" office:value="0.0419736252411694" calcext:value-type="percentage">
            <text:p>4,20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4" table:formula="of:=[.B$32]-[.B24]" office:value-type="percentage" office:value="-0.0112088048716543" calcext:value-type="percentage">
            <text:p>-1,12 %</text:p>
          </table:table-cell>
          <table:table-cell table:style-name="ce4" table:formula="of:=[.C$32]-[.C24]" office:value-type="percentage" office:value="0.050800738021993" calcext:value-type="percentage">
            <text:p>5,08 %</text:p>
          </table:table-cell>
          <table:table-cell table:style-name="ce4" table:formula="of:=[.D$32]-[.D24]" office:value-type="percentage" office:value="-0.0395919331503387" calcext:value-type="percentage">
            <text:p>-3,96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4" table:formula="of:=[.B$32]-[.B25]" office:value-type="percentage" office:value="0.0265646400774217" calcext:value-type="percentage">
            <text:p>2,66 %</text:p>
          </table:table-cell>
          <table:table-cell table:style-name="ce4" table:formula="of:=[.C$32]-[.C25]" office:value-type="percentage" office:value="-0.059083819335449" calcext:value-type="percentage">
            <text:p>-5,91 %</text:p>
          </table:table-cell>
          <table:table-cell table:style-name="ce4" table:formula="of:=[.D$32]-[.D25]" office:value-type="percentage" office:value="0.0325191792580263" calcext:value-type="percentage">
            <text:p>3,25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4" table:formula="of:=[.B$32]-[.B26]" office:value-type="percentage" office:value="-0.0447492437642063" calcext:value-type="percentage">
            <text:p>-4,47 %</text:p>
          </table:table-cell>
          <table:table-cell table:style-name="ce4" table:formula="of:=[.C$32]-[.C26]" office:value-type="percentage" office:value="-0.027753735243035" calcext:value-type="percentage">
            <text:p>-2,78 %</text:p>
          </table:table-cell>
          <table:table-cell table:style-name="ce4" table:formula="of:=[.D$32]-[.D26]" office:value-type="percentage" office:value="0.0725029790072413" calcext:value-type="percentage">
            <text:p>7,25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4" table:formula="of:=[.B$32]-[.B27]" office:value-type="percentage" office:value="-0.00646301792263232" calcext:value-type="percentage">
            <text:p>-0,65 %</text:p>
          </table:table-cell>
          <table:table-cell table:style-name="ce4" table:formula="of:=[.C$32]-[.C27]" office:value-type="percentage" office:value="0.01074627063667" calcext:value-type="percentage">
            <text:p>1,07 %</text:p>
          </table:table-cell>
          <table:table-cell table:style-name="ce4" table:formula="of:=[.D$32]-[.D27]" office:value-type="percentage" office:value="-0.00428325271403762" calcext:value-type="percentage">
            <text:p>-0,43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4" table:formula="of:=[.B$32]-[.B28]" office:value-type="percentage" office:value="0.0114308889824827" calcext:value-type="percentage">
            <text:p>1,14 %</text:p>
          </table:table-cell>
          <table:table-cell table:style-name="ce4" table:formula="of:=[.C$32]-[.C28]" office:value-type="percentage" office:value="0.018559196633826" calcext:value-type="percentage">
            <text:p>1,86 %</text:p>
          </table:table-cell>
          <table:table-cell table:style-name="ce4" table:formula="of:=[.D$32]-[.D28]" office:value-type="percentage" office:value="-0.0299900856163077" calcext:value-type="percentage">
            <text:p>-3,00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4" table:formula="of:=[.B$32]-[.B29]" office:value-type="percentage" office:value="0.0072261216761107" calcext:value-type="percentage">
            <text:p>0,72 %</text:p>
          </table:table-cell>
          <table:table-cell table:style-name="ce4" table:formula="of:=[.C$32]-[.C29]" office:value-type="percentage" office:value="-0.020326991450223" calcext:value-type="percentage">
            <text:p>-2,03 %</text:p>
          </table:table-cell>
          <table:table-cell table:style-name="ce4" table:formula="of:=[.D$32]-[.D29]" office:value-type="percentage" office:value="0.0131008697741123" calcext:value-type="percentage">
            <text:p>1,31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4" table:formula="of:=[.B$32]-[.B30]" office:value-type="percentage" office:value="0.0427865273999887" calcext:value-type="percentage">
            <text:p>4,28 %</text:p>
          </table:table-cell>
          <table:table-cell table:style-name="ce4" table:formula="of:=[.C$32]-[.C30]" office:value-type="percentage" office:value="-0.03486731411709" calcext:value-type="percentage">
            <text:p>-3,49 %</text:p>
          </table:table-cell>
          <table:table-cell table:style-name="ce4" table:formula="of:=[.D$32]-[.D30]" office:value-type="percentage" office:value="-0.00791921328289863" calcext:value-type="percentage">
            <text:p>-0,79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4" table:formula="of:=[.B$32]-[.B31]" office:value-type="percentage" office:value="0.0156654803959157" calcext:value-type="percentage">
            <text:p>1,57 %</text:p>
          </table:table-cell>
          <table:table-cell table:style-name="ce4" table:formula="of:=[.C$32]-[.C31]" office:value-type="percentage" office:value="0.087247335705378" calcext:value-type="percentage">
            <text:p>8,72 %</text:p>
          </table:table-cell>
          <table:table-cell table:style-name="ce4" table:formula="of:=[.D$32]-[.D31]" office:value-type="percentage" office:value="-0.102912816101294" calcext:value-type="percentage">
            <text:p>-10,29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style-name="ce4" table:formula="of:=[.B$32]-[.B32]" office:value-type="percentage" office:value="0" calcext:value-type="percentage">
            <text:p>0,00 %</text:p>
          </table:table-cell>
          <table:table-cell table:style-name="ce4" table:formula="of:=[.C$32]-[.C32]" office:value-type="percentage" office:value="0" calcext:value-type="percentage">
            <text:p>0,00 %</text:p>
          </table:table-cell>
          <table:table-cell table:style-name="ce4" table:formula="of:=[.D$32]-[.D32]" office:value-type="percentage" office:value="0" calcext:value-type="percentage">
            <text:p>0,00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EFFECTIFS THEORIQUES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Group.1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formula="of:=([.B2]/[.B$15])*([.B2]/[.$E2])*[.$E$15]" office:value-type="float" office:value="679.193915265063" calcext:value-type="float">
            <text:p>679,19</text:p>
          </table:table-cell>
          <table:table-cell table:formula="of:=([.C2]/[.C$15])*([.C2]/[.$E2])*[.$E$15]" office:value-type="float" office:value="496.802357883991" calcext:value-type="float">
            <text:p>496,80</text:p>
          </table:table-cell>
          <table:table-cell table:formula="of:=([.D2]/[.D$15])*([.D2]/[.$E2])*[.$E$15]" office:value-type="float" office:value="757.473433180004" calcext:value-type="float">
            <text:p>757,47</text:p>
          </table:table-cell>
          <table:table-cell table:style-name="ce1" table:formula="of:=SUM([.B52:.D52])" office:value-type="float" office:value="1933.46970632906" calcext:value-type="float">
            <text:p>1 933,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formula="of:=([.B3]/[.B$15])*([.B3]/[.$E3])*[.$E$15]" office:value-type="float" office:value="175.594351175193" calcext:value-type="float">
            <text:p>175,59</text:p>
          </table:table-cell>
          <table:table-cell table:formula="of:=([.C3]/[.C$15])*([.C3]/[.$E3])*[.$E$15]" office:value-type="float" office:value="384.085050405704" calcext:value-type="float">
            <text:p>384,09</text:p>
          </table:table-cell>
          <table:table-cell table:formula="of:=([.D3]/[.D$15])*([.D3]/[.$E3])*[.$E$15]" office:value-type="float" office:value="293.504722137648" calcext:value-type="float">
            <text:p>293,50</text:p>
          </table:table-cell>
          <table:table-cell table:style-name="ce1" table:formula="of:=SUM([.B53:.D53])" office:value-type="float" office:value="853.184123718545" calcext:value-type="float">
            <text:p>853,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table:formula="of:=([.B4]/[.B$15])*([.B4]/[.$E4])*[.$E$15]" office:value-type="float" office:value="124.161453689096" calcext:value-type="float">
            <text:p>124,16</text:p>
          </table:table-cell>
          <table:table-cell table:formula="of:=([.C4]/[.C$15])*([.C4]/[.$E4])*[.$E$15]" office:value-type="float" office:value="266.710540422585" calcext:value-type="float">
            <text:p>266,71</text:p>
          </table:table-cell>
          <table:table-cell table:formula="of:=([.D4]/[.D$15])*([.D4]/[.$E4])*[.$E$15]" office:value-type="float" office:value="341.901617788758" calcext:value-type="float">
            <text:p>341,90</text:p>
          </table:table-cell>
          <table:table-cell table:style-name="ce1" table:formula="of:=SUM([.B54:.D54])" office:value-type="float" office:value="732.773611900439" calcext:value-type="float">
            <text:p>732,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table:formula="of:=([.B5]/[.B$15])*([.B5]/[.$E5])*[.$E$15]" office:value-type="float" office:value="148.97918311429" calcext:value-type="float">
            <text:p>148,98</text:p>
          </table:table-cell>
          <table:table-cell table:formula="of:=([.C5]/[.C$15])*([.C5]/[.$E5])*[.$E$15]" office:value-type="float" office:value="112.886186911025" calcext:value-type="float">
            <text:p>112,89</text:p>
          </table:table-cell>
          <table:table-cell table:formula="of:=([.D5]/[.D$15])*([.D5]/[.$E5])*[.$E$15]" office:value-type="float" office:value="487.548521696444" calcext:value-type="float">
            <text:p>487,55</text:p>
          </table:table-cell>
          <table:table-cell table:style-name="ce1" table:formula="of:=SUM([.B55:.D55])" office:value-type="float" office:value="749.413891721759" calcext:value-type="float">
            <text:p>749,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table:formula="of:=([.B6]/[.B$15])*([.B6]/[.$E6])*[.$E$15]" office:value-type="float" office:value="18.5048935649621" calcext:value-type="float">
            <text:p>18,50</text:p>
          </table:table-cell>
          <table:table-cell table:formula="of:=([.C6]/[.C$15])*([.C6]/[.$E6])*[.$E$15]" office:value-type="float" office:value="26.88088187182" calcext:value-type="float">
            <text:p>26,88</text:p>
          </table:table-cell>
          <table:table-cell table:formula="of:=([.D6]/[.D$15])*([.D6]/[.$E6])*[.$E$15]" office:value-type="float" office:value="22.4721259327111" calcext:value-type="float">
            <text:p>22,47</text:p>
          </table:table-cell>
          <table:table-cell table:style-name="ce1" table:formula="of:=SUM([.B56:.D56])" office:value-type="float" office:value="67.8579013694932" calcext:value-type="float">
            <text:p>67,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table:formula="of:=([.B7]/[.B$15])*([.B7]/[.$E7])*[.$E$15]" office:value-type="float" office:value="554.556764383714" calcext:value-type="float">
            <text:p>554,56</text:p>
          </table:table-cell>
          <table:table-cell table:formula="of:=([.C7]/[.C$15])*([.C7]/[.$E7])*[.$E$15]" office:value-type="float" office:value="354.802383071009" calcext:value-type="float">
            <text:p>354,80</text:p>
          </table:table-cell>
          <table:table-cell table:formula="of:=([.D7]/[.D$15])*([.D7]/[.$E7])*[.$E$15]" office:value-type="float" office:value="879.58808279642" calcext:value-type="float">
            <text:p>879,59</text:p>
          </table:table-cell>
          <table:table-cell table:style-name="ce1" table:formula="of:=SUM([.B57:.D57])" office:value-type="float" office:value="1788.94723025114" calcext:value-type="float">
            <text:p>1 788,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table:formula="of:=([.B8]/[.B$15])*([.B8]/[.$E8])*[.$E$15]" office:value-type="float" office:value="419.849754943384" calcext:value-type="float">
            <text:p>419,85</text:p>
          </table:table-cell>
          <table:table-cell table:formula="of:=([.C8]/[.C$15])*([.C8]/[.$E8])*[.$E$15]" office:value-type="float" office:value="739.911586271266" calcext:value-type="float">
            <text:p>739,91</text:p>
          </table:table-cell>
          <table:table-cell table:formula="of:=([.D8]/[.D$15])*([.D8]/[.$E8])*[.$E$15]" office:value-type="float" office:value="615.669488006663" calcext:value-type="float">
            <text:p>615,67</text:p>
          </table:table-cell>
          <table:table-cell table:style-name="ce1" table:formula="of:=SUM([.B58:.D58])" office:value-type="float" office:value="1775.43082922131" calcext:value-type="float">
            <text:p>1 775,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table:formula="of:=([.B9]/[.B$15])*([.B9]/[.$E9])*[.$E$15]" office:value-type="float" office:value="1449.03209852726" calcext:value-type="float">
            <text:p>1 449,03</text:p>
          </table:table-cell>
          <table:table-cell table:formula="of:=([.C9]/[.C$15])*([.C9]/[.$E9])*[.$E$15]" office:value-type="float" office:value="1315.5765184324" calcext:value-type="float">
            <text:p>1 315,58</text:p>
          </table:table-cell>
          <table:table-cell table:formula="of:=([.D9]/[.D$15])*([.D9]/[.$E9])*[.$E$15]" office:value-type="float" office:value="1057.25984926824" calcext:value-type="float">
            <text:p>1 057,26</text:p>
          </table:table-cell>
          <table:table-cell table:style-name="ce1" table:formula="of:=SUM([.B59:.D59])" office:value-type="float" office:value="3821.86846622791" calcext:value-type="float">
            <text:p>3 821,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table:formula="of:=([.B10]/[.B$15])*([.B10]/[.$E10])*[.$E$15]" office:value-type="float" office:value="269.859944184671" calcext:value-type="float">
            <text:p>269,86</text:p>
          </table:table-cell>
          <table:table-cell table:formula="of:=([.C10]/[.C$15])*([.C10]/[.$E10])*[.$E$15]" office:value-type="float" office:value="241.816797983129" calcext:value-type="float">
            <text:p>241,82</text:p>
          </table:table-cell>
          <table:table-cell table:formula="of:=([.D10]/[.D$15])*([.D10]/[.$E10])*[.$E$15]" office:value-type="float" office:value="375.838447314261" calcext:value-type="float">
            <text:p>375,84</text:p>
          </table:table-cell>
          <table:table-cell table:style-name="ce1" table:formula="of:=SUM([.B60:.D60])" office:value-type="float" office:value="887.515189482062" calcext:value-type="float">
            <text:p>887,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table:formula="of:=([.B11]/[.B$15])*([.B11]/[.$E11])*[.$E$15]" office:value-type="float" office:value="411.197342762242" calcext:value-type="float">
            <text:p>411,20</text:p>
          </table:table-cell>
          <table:table-cell table:formula="of:=([.C11]/[.C$15])*([.C11]/[.$E11])*[.$E$15]" office:value-type="float" office:value="394.39863562709" calcext:value-type="float">
            <text:p>394,40</text:p>
          </table:table-cell>
          <table:table-cell table:formula="of:=([.D11]/[.D$15])*([.D11]/[.$E11])*[.$E$15]" office:value-type="float" office:value="730.199848202418" calcext:value-type="float">
            <text:p>730,20</text:p>
          </table:table-cell>
          <table:table-cell table:style-name="ce1" table:formula="of:=SUM([.B61:.D61])" office:value-type="float" office:value="1535.79582659175" calcext:value-type="float">
            <text:p>1 535,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table:formula="of:=([.B12]/[.B$15])*([.B12]/[.$E12])*[.$E$15]" office:value-type="float" office:value="469.062743143593" calcext:value-type="float">
            <text:p>469,06</text:p>
          </table:table-cell>
          <table:table-cell table:formula="of:=([.C12]/[.C$15])*([.C12]/[.$E12])*[.$E$15]" office:value-type="float" office:value="568.816913726005" calcext:value-type="float">
            <text:p>568,82</text:p>
          </table:table-cell>
          <table:table-cell table:formula="of:=([.D12]/[.D$15])*([.D12]/[.$E12])*[.$E$15]" office:value-type="float" office:value="659.507537042325" calcext:value-type="float">
            <text:p>659,51</text:p>
          </table:table-cell>
          <table:table-cell table:style-name="ce1" table:formula="of:=SUM([.B62:.D62])" office:value-type="float" office:value="1697.38719391192" calcext:value-type="float">
            <text:p>1 697,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table:formula="of:=([.B13]/[.B$15])*([.B13]/[.$E13])*[.$E$15]" office:value-type="float" office:value="163.786142981359" calcext:value-type="float">
            <text:p>163,79</text:p>
          </table:table-cell>
          <table:table-cell table:formula="of:=([.C13]/[.C$15])*([.C13]/[.$E13])*[.$E$15]" office:value-type="float" office:value="284.151911792459" calcext:value-type="float">
            <text:p>284,15</text:p>
          </table:table-cell>
          <table:table-cell table:formula="of:=([.D13]/[.D$15])*([.D13]/[.$E13])*[.$E$15]" office:value-type="float" office:value="333.23833564511" calcext:value-type="float">
            <text:p>333,24</text:p>
          </table:table-cell>
          <table:table-cell table:style-name="ce1" table:formula="of:=SUM([.B63:.D63])" office:value-type="float" office:value="781.176390418928" calcext:value-type="float">
            <text:p>781,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formula="of:=([.B14]/[.B$15])*([.B14]/[.$E14])*[.$E$15]" office:value-type="float" office:value="426.735326516919" calcext:value-type="float">
            <text:p>426,74</text:p>
          </table:table-cell>
          <table:table-cell table:formula="of:=([.C14]/[.C$15])*([.C14]/[.$E14])*[.$E$15]" office:value-type="float" office:value="237.600507629917" calcext:value-type="float">
            <text:p>237,60</text:p>
          </table:table-cell>
          <table:table-cell table:formula="of:=([.D14]/[.D$15])*([.D14]/[.$E14])*[.$E$15]" office:value-type="float" office:value="1058.23463245448" calcext:value-type="float">
            <text:p>1 058,23</text:p>
          </table:table-cell>
          <table:table-cell table:style-name="ce1" table:formula="of:=SUM([.B64:.D64])" office:value-type="float" office:value="1722.57046660132" calcext:value-type="float">
            <text:p>1 722,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ECARTS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2" table:formula="of:=[.B2]-[.B52]" office:value-type="float" office:value="-62.1939152650629" calcext:value-type="float">
            <text:p>-62</text:p>
          </table:table-cell>
          <table:table-cell table:style-name="ce2" table:formula="of:=[.C2]-[.C52]" office:value-type="float" office:value="33.1976421160094" calcext:value-type="float">
            <text:p>33</text:p>
          </table:table-cell>
          <table:table-cell table:style-name="ce2" table:formula="of:=[.D2]-[.D52]" office:value-type="float" office:value="20.5265668199964" calcext:value-type="float">
            <text:p>21</text:p>
          </table:table-cell>
          <table:table-cell table:formula="of:=SUM([.B69:.D69])" office:value-type="float" office:value="-8.46970632905698" calcext:value-type="float">
            <text:p>-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2" table:formula="of:=[.B3]-[.B53]" office:value-type="float" office:value="30.4056488248074" calcext:value-type="float">
            <text:p>30</text:p>
          </table:table-cell>
          <table:table-cell table:style-name="ce2" table:formula="of:=[.C3]-[.C53]" office:value-type="float" office:value="-78.0850504057045" calcext:value-type="float">
            <text:p>-78</text:p>
          </table:table-cell>
          <table:table-cell table:style-name="ce2" table:formula="of:=[.D3]-[.D53]" office:value-type="float" office:value="24.4952778623519" calcext:value-type="float">
            <text:p>24</text:p>
          </table:table-cell>
          <table:table-cell table:formula="of:=SUM([.B70:.D70])" office:value-type="float" office:value="-23.1841237185451" calcext:value-type="float">
            <text:p>-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2" table:formula="of:=[.B4]-[.B54]" office:value-type="float" office:value="36.8385463109038" calcext:value-type="float">
            <text:p>37</text:p>
          </table:table-cell>
          <table:table-cell table:style-name="ce2" table:formula="of:=[.C4]-[.C54]" office:value-type="float" office:value="-29.7105404225846" calcext:value-type="float">
            <text:p>-30</text:p>
          </table:table-cell>
          <table:table-cell table:style-name="ce2" table:formula="of:=[.D4]-[.D54]" office:value-type="float" office:value="-22.9016177887578" calcext:value-type="float">
            <text:p>-23</text:p>
          </table:table-cell>
          <table:table-cell table:formula="of:=SUM([.B71:.D71])" office:value-type="float" office:value="-15.7736119004387" calcext:value-type="float">
            <text:p>-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2" table:formula="of:=[.B5]-[.B55]" office:value-type="float" office:value="26.0208168857103" calcext:value-type="float">
            <text:p>26</text:p>
          </table:table-cell>
          <table:table-cell table:style-name="ce2" table:formula="of:=[.C5]-[.C55]" office:value-type="float" office:value="40.113813088975" calcext:value-type="float">
            <text:p>40</text:p>
          </table:table-cell>
          <table:table-cell table:style-name="ce2" table:formula="of:=[.D5]-[.D55]" office:value-type="float" office:value="-109.548521696444" calcext:value-type="float">
            <text:p>-110</text:p>
          </table:table-cell>
          <table:table-cell table:formula="of:=SUM([.B72:.D72])" office:value-type="float" office:value="-43.4138917217588" calcext:value-type="float">
            <text:p>-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table:style-name="ce2" table:formula="of:=[.B6]-[.B56]" office:value-type="float" office:value="0.495106435037926" calcext:value-type="float">
            <text:p>0</text:p>
          </table:table-cell>
          <table:table-cell table:style-name="ce2" table:formula="of:=[.C6]-[.C56]" office:value-type="float" office:value="-3.88088187182004" calcext:value-type="float">
            <text:p>-4</text:p>
          </table:table-cell>
          <table:table-cell table:style-name="ce2" table:formula="of:=[.D6]-[.D56]" office:value-type="float" office:value="2.5278740672889" calcext:value-type="float">
            <text:p>3</text:p>
          </table:table-cell>
          <table:table-cell table:formula="of:=SUM([.B73:.D73])" office:value-type="float" office:value="-0.857901369493209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2" table:formula="of:=[.B7]-[.B57]" office:value-type="float" office:value="-20.5567643837143" calcext:value-type="float">
            <text:p>-21</text:p>
          </table:table-cell>
          <table:table-cell table:style-name="ce2" table:formula="of:=[.C7]-[.C57]" office:value-type="float" office:value="74.1976169289913" calcext:value-type="float">
            <text:p>74</text:p>
          </table:table-cell>
          <table:table-cell table:style-name="ce2" table:formula="of:=[.D7]-[.D57]" office:value-type="float" office:value="-76.5880827964204" calcext:value-type="float">
            <text:p>-77</text:p>
          </table:table-cell>
          <table:table-cell table:formula="of:=SUM([.B74:.D74])" office:value-type="float" office:value="-22.9472302511434" calcext:value-type="float">
            <text:p>-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2" table:formula="of:=[.B8]-[.B58]" office:value-type="float" office:value="42.1502450566165" calcext:value-type="float">
            <text:p>42</text:p>
          </table:table-cell>
          <table:table-cell table:style-name="ce2" table:formula="of:=[.C8]-[.C58]" office:value-type="float" office:value="-123.911586271266" calcext:value-type="float">
            <text:p>-124</text:p>
          </table:table-cell>
          <table:table-cell table:style-name="ce2" table:formula="of:=[.D8]-[.D58]" office:value-type="float" office:value="52.3305119933372" calcext:value-type="float">
            <text:p>52</text:p>
          </table:table-cell>
          <table:table-cell table:formula="of:=SUM([.B75:.D75])" office:value-type="float" office:value="-29.430829221312" calcext:value-type="float">
            <text:p>-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2" table:formula="of:=[.B9]-[.B59]" office:value-type="float" office:value="-193.032098527265" calcext:value-type="float">
            <text:p>-193</text:p>
          </table:table-cell>
          <table:table-cell table:style-name="ce2" table:formula="of:=[.C9]-[.C59]" office:value-type="float" office:value="-113.5765184324" calcext:value-type="float">
            <text:p>-114</text:p>
          </table:table-cell>
          <table:table-cell table:style-name="ce2" table:formula="of:=[.D9]-[.D59]" office:value-type="float" office:value="223.740150731757" calcext:value-type="float">
            <text:p>224</text:p>
          </table:table-cell>
          <table:table-cell table:formula="of:=SUM([.B76:.D76])" office:value-type="float" office:value="-82.8684662279077" calcext:value-type="float">
            <text:p>-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2" table:formula="of:=[.B10]-[.B60]" office:value-type="float" office:value="-5.85994418467112" calcext:value-type="float">
            <text:p>-6</text:p>
          </table:table-cell>
          <table:table-cell table:style-name="ce2" table:formula="of:=[.C10]-[.C60]" office:value-type="float" office:value="9.18320201687087" calcext:value-type="float">
            <text:p>9</text:p>
          </table:table-cell>
          <table:table-cell table:style-name="ce2" table:formula="of:=[.D10]-[.D60]" office:value-type="float" office:value="-3.83844731426126" calcext:value-type="float">
            <text:p>-4</text:p>
          </table:table-cell>
          <table:table-cell table:formula="of:=SUM([.B77:.D77])" office:value-type="float" office:value="-0.515189482061516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2" table:formula="of:=[.B11]-[.B61]" office:value-type="float" office:value="16.8026572377585" calcext:value-type="float">
            <text:p>17</text:p>
          </table:table-cell>
          <table:table-cell table:style-name="ce2" table:formula="of:=[.C11]-[.C61]" office:value-type="float" office:value="26.6013643729096" calcext:value-type="float">
            <text:p>27</text:p>
          </table:table-cell>
          <table:table-cell table:style-name="ce2" table:formula="of:=[.D11]-[.D61]" office:value-type="float" office:value="-49.1998482024178" calcext:value-type="float">
            <text:p>-49</text:p>
          </table:table-cell>
          <table:table-cell table:formula="of:=SUM([.B78:.D78])" office:value-type="float" office:value="-5.79582659174974" calcext:value-type="float">
            <text:p>-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2" table:formula="of:=[.B12]-[.B62]" office:value-type="float" office:value="11.9372568564074" calcext:value-type="float">
            <text:p>12</text:p>
          </table:table-cell>
          <table:table-cell table:style-name="ce2" table:formula="of:=[.C12]-[.C62]" office:value-type="float" office:value="-36.8169137260046" calcext:value-type="float">
            <text:p>-37</text:p>
          </table:table-cell>
          <table:table-cell table:style-name="ce2" table:formula="of:=[.D12]-[.D62]" office:value-type="float" office:value="21.4924629576745" calcext:value-type="float">
            <text:p>21</text:p>
          </table:table-cell>
          <table:table-cell table:formula="of:=SUM([.B79:.D79])" office:value-type="float" office:value="-3.38719391192268" calcext:value-type="float">
            <text:p>-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2" table:formula="of:=[.B13]-[.B63]" office:value-type="float" office:value="28.2138570186414" calcext:value-type="float">
            <text:p>28</text:p>
          </table:table-cell>
          <table:table-cell table:style-name="ce2" table:formula="of:=[.C13]-[.C63]" office:value-type="float" office:value="-30.1519117924588" calcext:value-type="float">
            <text:p>-30</text:p>
          </table:table-cell>
          <table:table-cell table:style-name="ce2" table:formula="of:=[.D13]-[.D63]" office:value-type="float" office:value="-6.23833564511028" calcext:value-type="float">
            <text:p>-6</text:p>
          </table:table-cell>
          <table:table-cell table:formula="of:=SUM([.B80:.D80])" office:value-type="float" office:value="-8.17639041892764" calcext:value-type="float">
            <text:p>-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2" table:formula="of:=[.B14]-[.B64]" office:value-type="float" office:value="24.2646734830808" calcext:value-type="float">
            <text:p>24</text:p>
          </table:table-cell>
          <table:table-cell table:style-name="ce2" table:formula="of:=[.C14]-[.C64]" office:value-type="float" office:value="100.399492370083" calcext:value-type="float">
            <text:p>100</text:p>
          </table:table-cell>
          <table:table-cell table:style-name="ce2" table:formula="of:=[.D14]-[.D64]" office:value-type="float" office:value="-210.234632454481" calcext:value-type="float">
            <text:p>-210</text:p>
          </table:table-cell>
          <table:table-cell table:formula="of:=SUM([.B81:.D81])" office:value-type="float" office:value="-85.5704666013168" calcext:value-type="float">
            <text:p>-86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69:.B81])" office:value-type="float" office:value="-64.5139142517489" calcext:value-type="float">
            <text:p>-65</text:p>
          </table:table-cell>
          <table:table-cell table:style-name="ce2" table:formula="of:=SUM([.C69:.C81])" office:value-type="float" office:value="-132.440272028399" calcext:value-type="float">
            <text:p>-132</text:p>
          </table:table-cell>
          <table:table-cell table:style-name="ce2" table:formula="of:=SUM([.D69:.D81])" office:value-type="float" office:value="-133.436641465486" calcext:value-type="float">
            <text:p>-133</text:p>
          </table:table-cell>
          <table:table-cell table:formula="of:=SUM([.B82:.D82])" office:value-type="float" office:value="-330.390827745634" calcext:value-type="float">
            <text:p>-33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TX LIAISON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6" table:formula="of:=[.B69]/[.B52]" office:value-type="float" office:value="-0.0915701891127676" calcext:value-type="float">
            <text:p>-0,09</text:p>
          </table:table-cell>
          <table:table-cell table:style-name="ce6" table:formula="of:=[.C69]/[.C52]" office:value-type="float" office:value="0.0668226339693852" calcext:value-type="float">
            <text:p>0,07</text:p>
          </table:table-cell>
          <table:table-cell table:style-name="ce6" table:formula="of:=[.D69]/[.D52]" office:value-type="float" office:value="0.0270987283789246" calcext:value-type="float">
            <text:p>0,03</text:p>
          </table:table-cell>
          <table:table-cell table:style-name="ce6" table:formula="of:=[.E69]/[.E52]" office:value-type="float" office:value="-0.0043805735881623" calcext:value-type="float">
            <text:p>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6" table:formula="of:=[.B70]/[.B53]" office:value-type="float" office:value="0.173158467919457" calcext:value-type="float">
            <text:p>0,17</text:p>
          </table:table-cell>
          <table:table-cell table:style-name="ce6" table:formula="of:=[.C70]/[.C53]" office:value-type="float" office:value="-0.203301457120563" calcext:value-type="float">
            <text:p>-0,20</text:p>
          </table:table-cell>
          <table:table-cell table:style-name="ce6" table:formula="of:=[.D70]/[.D53]" office:value-type="float" office:value="0.0834578663128429" calcext:value-type="float">
            <text:p>0,08</text:p>
          </table:table-cell>
          <table:table-cell table:style-name="ce6" table:formula="of:=[.E70]/[.E53]" office:value-type="float" office:value="-0.0271736464310877" calcext:value-type="float">
            <text:p>-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6" table:formula="of:=[.B71]/[.B54]" office:value-type="float" office:value="0.296698735528247" calcext:value-type="float">
            <text:p>0,30</text:p>
          </table:table-cell>
          <table:table-cell table:style-name="ce6" table:formula="of:=[.C71]/[.C54]" office:value-type="float" office:value="-0.111396198948532" calcext:value-type="float">
            <text:p>-0,11</text:p>
          </table:table-cell>
          <table:table-cell table:style-name="ce6" table:formula="of:=[.D71]/[.D54]" office:value-type="float" office:value="-0.0669830635399552" calcext:value-type="float">
            <text:p>-0,07</text:p>
          </table:table-cell>
          <table:table-cell table:style-name="ce6" table:formula="of:=[.E71]/[.E54]" office:value-type="float" office:value="-0.0215259005568309" calcext:value-type="float">
            <text:p>-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6" table:formula="of:=[.B72]/[.B55]" office:value-type="float" office:value="0.174660756904194" calcext:value-type="float">
            <text:p>0,17</text:p>
          </table:table-cell>
          <table:table-cell table:style-name="ce6" table:formula="of:=[.C72]/[.C55]" office:value-type="float" office:value="0.355347400657549" calcext:value-type="float">
            <text:p>0,36</text:p>
          </table:table-cell>
          <table:table-cell table:style-name="ce6" table:formula="of:=[.D72]/[.D55]" office:value-type="float" office:value="-0.22469255227206" calcext:value-type="float">
            <text:p>-0,22</text:p>
          </table:table-cell>
          <table:table-cell table:style-name="ce6" table:formula="of:=[.E72]/[.E55]" office:value-type="float" office:value="-0.0579304603254905" calcext:value-type="float">
            <text:p>-0,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table:style-name="ce6" table:formula="of:=[.B73]/[.B56]" office:value-type="float" office:value="0.0267554327345811" calcext:value-type="float">
            <text:p>0,03</text:p>
          </table:table-cell>
          <table:table-cell table:style-name="ce6" table:formula="of:=[.C73]/[.C56]" office:value-type="float" office:value="-0.144373309265887" calcext:value-type="float">
            <text:p>-0,14</text:p>
          </table:table-cell>
          <table:table-cell table:style-name="ce6" table:formula="of:=[.D73]/[.D56]" office:value-type="float" office:value="0.112489315646334" calcext:value-type="float">
            <text:p>0,11</text:p>
          </table:table-cell>
          <table:table-cell table:style-name="ce6" table:formula="of:=[.E73]/[.E56]" office:value-type="float" office:value="-0.0126426157039819" calcext:value-type="float">
            <text:p>-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6" table:formula="of:=[.B74]/[.B57]" office:value-type="float" office:value="-0.0370688191073807" calcext:value-type="float">
            <text:p>-0,04</text:p>
          </table:table-cell>
          <table:table-cell table:style-name="ce6" table:formula="of:=[.C74]/[.C57]" office:value-type="float" office:value="0.209123784025266" calcext:value-type="float">
            <text:p>0,21</text:p>
          </table:table-cell>
          <table:table-cell table:style-name="ce6" table:formula="of:=[.D74]/[.D57]" office:value-type="float" office:value="-0.0870726699171828" calcext:value-type="float">
            <text:p>-0,09</text:p>
          </table:table-cell>
          <table:table-cell table:style-name="ce6" table:formula="of:=[.E74]/[.E57]" office:value-type="float" office:value="-0.0128272259030927" calcext:value-type="float">
            <text:p>-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6" table:formula="of:=[.B75]/[.B58]" office:value-type="float" office:value="0.100393639773115" calcext:value-type="float">
            <text:p>0,10</text:p>
          </table:table-cell>
          <table:table-cell table:style-name="ce6" table:formula="of:=[.C75]/[.C58]" office:value-type="float" office:value="-0.167468098311191" calcext:value-type="float">
            <text:p>-0,17</text:p>
          </table:table-cell>
          <table:table-cell table:style-name="ce6" table:formula="of:=[.D75]/[.D58]" office:value-type="float" office:value="0.0849977350067587" calcext:value-type="float">
            <text:p>0,08</text:p>
          </table:table-cell>
          <table:table-cell table:style-name="ce6" table:formula="of:=[.E75]/[.E58]" office:value-type="float" office:value="-0.0165767253428961" calcext:value-type="float">
            <text:p>-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6" table:formula="of:=[.B76]/[.B59]" office:value-type="float" office:value="-0.133214508307617" calcext:value-type="float">
            <text:p>-0,13</text:p>
          </table:table-cell>
          <table:table-cell table:style-name="ce6" table:formula="of:=[.C76]/[.C59]" office:value-type="float" office:value="-0.0863321265172279" calcext:value-type="float">
            <text:p>-0,09</text:p>
          </table:table-cell>
          <table:table-cell table:style-name="ce6" table:formula="of:=[.D76]/[.D59]" office:value-type="float" office:value="0.211622668624571" calcext:value-type="float">
            <text:p>0,21</text:p>
          </table:table-cell>
          <table:table-cell table:style-name="ce6" table:formula="of:=[.E76]/[.E59]" office:value-type="float" office:value="-0.0216827101613198" calcext:value-type="float">
            <text:p>-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6" table:formula="of:=[.B77]/[.B60]" office:value-type="float" office:value="-0.0217147609749042" calcext:value-type="float">
            <text:p>-0,02</text:p>
          </table:table-cell>
          <table:table-cell table:style-name="ce6" table:formula="of:=[.C77]/[.C60]" office:value-type="float" office:value="0.0379758647598648" calcext:value-type="float">
            <text:p>0,04</text:p>
          </table:table-cell>
          <table:table-cell table:style-name="ce6" table:formula="of:=[.D77]/[.D60]" office:value-type="float" office:value="-0.0102130246165361" calcext:value-type="float">
            <text:p>-0,01</text:p>
          </table:table-cell>
          <table:table-cell table:style-name="ce6" table:formula="of:=[.E77]/[.E60]" office:value-type="float" office:value="-0.000580485256102683" calcext:value-type="float">
            <text:p>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6" table:formula="of:=[.B78]/[.B61]" office:value-type="float" office:value="0.0408627573439207" calcext:value-type="float">
            <text:p>0,04</text:p>
          </table:table-cell>
          <table:table-cell table:style-name="ce6" table:formula="of:=[.C78]/[.C61]" office:value-type="float" office:value="0.0674479117571329" calcext:value-type="float">
            <text:p>0,07</text:p>
          </table:table-cell>
          <table:table-cell table:style-name="ce6" table:formula="of:=[.D78]/[.D61]" office:value-type="float" office:value="-0.0673786064507359" calcext:value-type="float">
            <text:p>-0,07</text:p>
          </table:table-cell>
          <table:table-cell table:style-name="ce6" table:formula="of:=[.E78]/[.E61]" office:value-type="float" office:value="-0.00377382624135129" calcext:value-type="float">
            <text:p>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6" table:formula="of:=[.B79]/[.B62]" office:value-type="float" office:value="0.0254491686472593" calcext:value-type="float">
            <text:p>0,03</text:p>
          </table:table-cell>
          <table:table-cell table:style-name="ce6" table:formula="of:=[.C79]/[.C62]" office:value-type="float" office:value="-0.0647254201441328" calcext:value-type="float">
            <text:p>-0,06</text:p>
          </table:table-cell>
          <table:table-cell table:style-name="ce6" table:formula="of:=[.D79]/[.D62]" office:value-type="float" office:value="0.0325886540342832" calcext:value-type="float">
            <text:p>0,03</text:p>
          </table:table-cell>
          <table:table-cell table:style-name="ce6" table:formula="of:=[.E79]/[.E62]" office:value-type="float" office:value="-0.00199553403258352" calcext:value-type="float">
            <text:p>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6" table:formula="of:=[.B80]/[.B63]" office:value-type="float" office:value="0.172260342084328" calcext:value-type="float">
            <text:p>0,17</text:p>
          </table:table-cell>
          <table:table-cell table:style-name="ce6" table:formula="of:=[.C80]/[.C63]" office:value-type="float" office:value="-0.106111944143742" calcext:value-type="float">
            <text:p>-0,11</text:p>
          </table:table-cell>
          <table:table-cell table:style-name="ce6" table:formula="of:=[.D80]/[.D63]" office:value-type="float" office:value="-0.0187203421029984" calcext:value-type="float">
            <text:p>-0,02</text:p>
          </table:table-cell>
          <table:table-cell table:style-name="ce6" table:formula="of:=[.E80]/[.E63]" office:value-type="float" office:value="-0.010466765917673" calcext:value-type="float">
            <text:p>-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6" table:formula="of:=[.B81]/[.B64]" office:value-type="float" office:value="0.0568611782885023" calcext:value-type="float">
            <text:p>0,06</text:p>
          </table:table-cell>
          <table:table-cell table:style-name="ce6" table:formula="of:=[.C81]/[.C64]" office:value-type="float" office:value="0.422555883283145" calcext:value-type="float">
            <text:p>0,42</text:p>
          </table:table-cell>
          <table:table-cell table:style-name="ce6" table:formula="of:=[.D81]/[.D64]" office:value-type="float" office:value="-0.198665424478559" calcext:value-type="float">
            <text:p>-0,20</text:p>
          </table:table-cell>
          <table:table-cell table:style-name="ce6" table:formula="of:=[.E81]/[.E64]" office:value-type="float" office:value="-0.0496760325690187" calcext:value-type="float">
            <text:p>-0,05</text:p>
          </table:table-cell>
          <table:table-cell table:number-columns-repeated="6"/>
        </table:table-row>
        <table:table-row table:style-name="ro1">
          <table:table-cell/>
          <table:table-cell table:style-name="ce6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KHI2 PARTIELS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2" table:formula="of:=[.B69]^2" office:value-type="float" office:value="3868.08309599782" calcext:value-type="float">
            <text:p>3868</text:p>
          </table:table-cell>
          <table:table-cell table:style-name="ce2" table:formula="of:=[.C69]^2" office:value-type="float" office:value="1102.08344206264" calcext:value-type="float">
            <text:p>1102</text:p>
          </table:table-cell>
          <table:table-cell table:style-name="ce2" table:formula="of:=[.D69]^2" office:value-type="float" office:value="421.339945415779" calcext:value-type="float">
            <text:p>421</text:p>
          </table:table-cell>
          <table:table-cell table:formula="of:=SUM([.B101:.D101])" office:value-type="float" office:value="5391.50648347624" calcext:value-type="float">
            <text:p>5392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2" table:formula="of:=[.B70]^2" office:value-type="float" office:value="924.503480457513" calcext:value-type="float">
            <text:p>925</text:p>
          </table:table-cell>
          <table:table-cell table:style-name="ce2" table:formula="of:=[.C70]^2" office:value-type="float" office:value="6097.27509686141" calcext:value-type="float">
            <text:p>6097</text:p>
          </table:table-cell>
          <table:table-cell table:style-name="ce2" table:formula="of:=[.D70]^2" office:value-type="float" office:value="600.018637553829" calcext:value-type="float">
            <text:p>600</text:p>
          </table:table-cell>
          <table:table-cell table:formula="of:=SUM([.B102:.D102])" office:value-type="float" office:value="7621.79721487275" calcext:value-type="float">
            <text:p>7622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2" table:formula="of:=[.B71]^2" office:value-type="float" office:value="1357.0784943006" calcext:value-type="float">
            <text:p>1357</text:p>
          </table:table-cell>
          <table:table-cell table:style-name="ce2" table:formula="of:=[.C71]^2" office:value-type="float" office:value="882.716212202036" calcext:value-type="float">
            <text:p>883</text:p>
          </table:table-cell>
          <table:table-cell table:style-name="ce2" table:formula="of:=[.D71]^2" office:value-type="float" office:value="524.48409734235" calcext:value-type="float">
            <text:p>524</text:p>
          </table:table-cell>
          <table:table-cell table:formula="of:=SUM([.B103:.D103])" office:value-type="float" office:value="2764.27880384499" calcext:value-type="float">
            <text:p>276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2" table:formula="of:=[.B72]^2" office:value-type="float" office:value="677.082911399668" calcext:value-type="float">
            <text:p>677</text:p>
          </table:table-cell>
          <table:table-cell table:style-name="ce2" table:formula="of:=[.C72]^2" office:value-type="float" office:value="1609.11800053722" calcext:value-type="float">
            <text:p>1609</text:p>
          </table:table-cell>
          <table:table-cell table:style-name="ce2" table:formula="of:=[.D72]^2" office:value-type="float" office:value="12000.8786058763" calcext:value-type="float">
            <text:p>12001</text:p>
          </table:table-cell>
          <table:table-cell table:formula="of:=SUM([.B104:.D104])" office:value-type="float" office:value="14287.0795178132" calcext:value-type="float">
            <text:p>14287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Corse</text:p>
          </table:table-cell>
          <table:table-cell table:style-name="ce2" table:formula="of:=[.B73]^2" office:value-type="float" office:value="0.245130382015963" calcext:value-type="float">
            <text:p>0</text:p>
          </table:table-cell>
          <table:table-cell table:style-name="ce2" table:formula="of:=[.C73]^2" office:value-type="float" office:value="15.0612441030214" calcext:value-type="float">
            <text:p>15</text:p>
          </table:table-cell>
          <table:table-cell table:style-name="ce2" table:formula="of:=[.D73]^2" office:value-type="float" office:value="6.39014730007174" calcext:value-type="float">
            <text:p>6</text:p>
          </table:table-cell>
          <table:table-cell table:formula="of:=SUM([.B105:.D105])" office:value-type="float" office:value="21.6965217851091" calcext:value-type="float">
            <text:p>22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2" table:formula="of:=[.B74]^2" office:value-type="float" office:value="422.580561927543" calcext:value-type="float">
            <text:p>423</text:p>
          </table:table-cell>
          <table:table-cell table:style-name="ce2" table:formula="of:=[.C74]^2" office:value-type="float" office:value="5505.28635794134" calcext:value-type="float">
            <text:p>5505</text:p>
          </table:table-cell>
          <table:table-cell table:style-name="ce2" table:formula="of:=[.D74]^2" office:value-type="float" office:value="5865.73442643135" calcext:value-type="float">
            <text:p>5866</text:p>
          </table:table-cell>
          <table:table-cell table:formula="of:=SUM([.B106:.D106])" office:value-type="float" office:value="11793.6013463002" calcext:value-type="float">
            <text:p>1179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2" table:formula="of:=[.B75]^2" office:value-type="float" office:value="1776.64315833282" calcext:value-type="float">
            <text:p>1777</text:p>
          </table:table-cell>
          <table:table-cell table:style-name="ce2" table:formula="of:=[.C75]^2" office:value-type="float" office:value="15354.0812122613" calcext:value-type="float">
            <text:p>15354</text:p>
          </table:table-cell>
          <table:table-cell table:style-name="ce2" table:formula="of:=[.D75]^2" office:value-type="float" office:value="2738.4824854848" calcext:value-type="float">
            <text:p>2738</text:p>
          </table:table-cell>
          <table:table-cell table:formula="of:=SUM([.B107:.D107])" office:value-type="float" office:value="19869.2068560789" calcext:value-type="float">
            <text:p>19869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2" table:formula="of:=[.B76]^2" office:value-type="float" office:value="37261.3910618396" calcext:value-type="float">
            <text:p>37261</text:p>
          </table:table-cell>
          <table:table-cell table:style-name="ce2" table:formula="of:=[.C76]^2" office:value-type="float" office:value="12899.6255392254" calcext:value-type="float">
            <text:p>12900</text:p>
          </table:table-cell>
          <table:table-cell table:style-name="ce2" table:formula="of:=[.D76]^2" office:value-type="float" office:value="50059.6550494695" calcext:value-type="float">
            <text:p>50060</text:p>
          </table:table-cell>
          <table:table-cell table:formula="of:=SUM([.B108:.D108])" office:value-type="float" office:value="100220.671650534" calcext:value-type="float">
            <text:p>100221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2" table:formula="of:=[.B77]^2" office:value-type="float" office:value="34.3389458474609" calcext:value-type="float">
            <text:p>34</text:p>
          </table:table-cell>
          <table:table-cell table:style-name="ce2" table:formula="of:=[.C77]^2" office:value-type="float" office:value="84.3311992826611" calcext:value-type="float">
            <text:p>84</text:p>
          </table:table-cell>
          <table:table-cell table:style-name="ce2" table:formula="of:=[.D77]^2" office:value-type="float" office:value="14.7336777843595" calcext:value-type="float">
            <text:p>15</text:p>
          </table:table-cell>
          <table:table-cell table:formula="of:=SUM([.B109:.D109])" office:value-type="float" office:value="133.403822914482" calcext:value-type="float">
            <text:p>133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2" table:formula="of:=[.B78]^2" office:value-type="float" office:value="282.329290249597" calcext:value-type="float">
            <text:p>282</text:p>
          </table:table-cell>
          <table:table-cell table:style-name="ce2" table:formula="of:=[.C78]^2" office:value-type="float" office:value="707.632586500303" calcext:value-type="float">
            <text:p>708</text:p>
          </table:table-cell>
          <table:table-cell table:style-name="ce2" table:formula="of:=[.D78]^2" office:value-type="float" office:value="2420.62506314095" calcext:value-type="float">
            <text:p>2421</text:p>
          </table:table-cell>
          <table:table-cell table:formula="of:=SUM([.B110:.D110])" office:value-type="float" office:value="3410.58693989085" calcext:value-type="float">
            <text:p>3411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2" table:formula="of:=[.B79]^2" office:value-type="float" office:value="142.498101255845" calcext:value-type="float">
            <text:p>142</text:p>
          </table:table-cell>
          <table:table-cell table:style-name="ce2" table:formula="of:=[.C79]^2" office:value-type="float" office:value="1355.48513630807" calcext:value-type="float">
            <text:p>1355</text:p>
          </table:table-cell>
          <table:table-cell table:style-name="ce2" table:formula="of:=[.D79]^2" office:value-type="float" office:value="461.925963987013" calcext:value-type="float">
            <text:p>462</text:p>
          </table:table-cell>
          <table:table-cell table:formula="of:=SUM([.B111:.D111])" office:value-type="float" office:value="1959.90920155092" calcext:value-type="float">
            <text:p>196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2" table:formula="of:=[.B80]^2" office:value-type="float" office:value="796.021727868343" calcext:value-type="float">
            <text:p>796</text:p>
          </table:table-cell>
          <table:table-cell table:style-name="ce2" table:formula="of:=[.C80]^2" office:value-type="float" office:value="909.137784740216" calcext:value-type="float">
            <text:p>909</text:p>
          </table:table-cell>
          <table:table-cell table:style-name="ce2" table:formula="of:=[.D80]^2" office:value-type="float" office:value="38.9168316210535" calcext:value-type="float">
            <text:p>39</text:p>
          </table:table-cell>
          <table:table-cell table:formula="of:=SUM([.B112:.D112])" office:value-type="float" office:value="1744.07634422961" calcext:value-type="float">
            <text:p>174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2" table:formula="of:=[.B81]^2" office:value-type="float" office:value="588.774379240525" calcext:value-type="float">
            <text:p>589</text:p>
          </table:table-cell>
          <table:table-cell table:style-name="ce2" table:formula="of:=[.C81]^2" office:value-type="float" office:value="10080.0580681704" calcext:value-type="float">
            <text:p>10080</text:p>
          </table:table-cell>
          <table:table-cell table:style-name="ce2" table:formula="of:=[.D81]^2" office:value-type="float" office:value="44198.6006832706" calcext:value-type="float">
            <text:p>44199</text:p>
          </table:table-cell>
          <table:table-cell table:formula="of:=SUM([.B113:.D113])" office:value-type="float" office:value="54867.4331306815" calcext:value-type="float">
            <text:p>54867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7" table:formula="of:=SUM([.E101:.E113])" office:value-type="float" office:value="224085.247833973" calcext:value-type="float">
            <text:p>224 085</text:p>
          </table:table-cell>
          <table:table-cell table:style-name="ce7" table:formula="of:=SUM([.F101:.F11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coeff</text:p>
          </table:table-cell>
          <table:table-cell table:style-name="Default" table:formula="of:=khi2/(khi2+total)" office:value-type="float" office:value="0.92558102966332" calcext:value-type="float">
            <text:p>0,92558102966332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style-name="Default" table:formula="of:=SQRT(khi2/(total*SQRT(24)))" office:value-type="float" office:value="1.59335513240614" calcext:value-type="float">
            <text:p>1,59335513240614</text:p>
          </table:table-cell>
          <table:table-cell table:style-name="Default" table:number-columns-repeated="3"/>
          <table:table-cell table:number-columns-repeated="6"/>
        </table:table-row>
      </table:table>
      <table:named-expressions>
        <table:named-range table:name="khi2" table:base-cell-address="$litsRegion.$E$114" table:cell-range-address="$litsRegion.$E$114"/>
        <table:named-range table:name="N" table:base-cell-address="$litsRegion.$E$15" table:cell-range-address="$litsRegion.$E$15"/>
        <table:named-range table:name="total" table:base-cell-address="$litsRegion.$E$15" table:cell-range-address="$litsRegion.$E$1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2:06:05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12:10:31.923000000</dc:date>
    <meta:editing-duration>PT48M23S</meta:editing-duration>
    <meta:editing-cycles>4</meta:editing-cycles>
    <meta:generator>LibreOffice/7.0.0.3$Windows_X86_64 LibreOffice_project/8061b3e9204bef6b321a21033174034a5e2ea88e</meta:generator>
    <meta:document-statistic meta:table-count="1" meta:cell-count="495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end" svg:x="13.415cm" svg:y="3.705cm" style:legend-expansion="high" chart:style-name="ch2"/>
        <chart:plot-area chart:style-name="ch3" table:cell-range-address="litsRegion.A2:litsRegion.D14 litsRegion.B1:litsRegion.D1" chart:data-source-has-labels="both" svg:x="0.08cm" svg:y="0cm" svg:width="12.776cm" svg:height="8.644cm">
          <chart:coordinate-region svg:x="4.644cm" svg:y="0cm" svg:width="8.072cm" svg:height="7.178cm"/>
          <chart:axis chart:dimension="x" chart:name="primary-x" chart:style-name="ch4" chartooo:axis-type="auto">
            <chartooo:date-scale/>
            <chart:categories table:cell-range-address="litsRegion.A2:litsRegion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tsRegion.B2:litsRegion.B14" chart:label-cell-address="litsRegion.B1:litsRegion.B1" chart:class="chart:bar">
            <chart:data-point chart:repeated="13"/>
          </chart:series>
          <chart:series chart:style-name="ch8" chart:values-cell-range-address="litsRegion.C2:litsRegion.C14" chart:label-cell-address="litsRegion.C1:litsRegion.C1" chart:class="chart:bar">
            <chart:data-point chart:repeated="13"/>
          </chart:series>
          <chart:series chart:style-name="ch9" chart:values-cell-range-address="litsRegion.D2:litsRegion.D14" chart:label-cell-address="litsRegion.D1:litsRegion.D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nimation</text:p>
                <draw:g>
                  <svg:desc>litsRegion.B1:litsRegion.B1</svg:desc>
                </draw:g>
              </table:table-cell>
              <table:table-cell office:value-type="string">
                <text:p>intensifs</text:p>
                <draw:g>
                  <svg:desc>litsRegion.C1:litsRegion.C1</svg:desc>
                </draw:g>
              </table:table-cell>
              <table:table-cell office:value-type="string">
                <text:p>surveillance</text:p>
                <draw:g>
                  <svg:desc>litsRegion.D1:litsReg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litsRegion.A2:litsRegion.A14</svg:desc>
                </draw:g>
              </table:table-cell>
              <table:table-cell office:value-type="float" office:value="617">
                <text:p>617</text:p>
                <draw:g>
                  <svg:desc>litsRegion.B2:litsRegion.B14</svg:desc>
                </draw:g>
              </table:table-cell>
              <table:table-cell office:value-type="float" office:value="530">
                <text:p>530</text:p>
                <draw:g>
                  <svg:desc>litsRegion.C2:litsRegion.C14</svg:desc>
                </draw:g>
              </table:table-cell>
              <table:table-cell office:value-type="float" office:value="778">
                <text:p>778</text:p>
                <draw:g>
                  <svg:desc>litsRegion.D2:litsRegion.D14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206">
                <text:p>206</text:p>
              </table:table-cell>
              <table:table-cell office:value-type="float" office:value="306">
                <text:p>30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161">
                <text:p>161</text:p>
              </table:table-cell>
              <table:table-cell office:value-type="float" office:value="237">
                <text:p>23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534">
                <text:p>534</text:p>
              </table:table-cell>
              <table:table-cell office:value-type="float" office:value="429">
                <text:p>42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462">
                <text:p>462</text:p>
              </table:table-cell>
              <table:table-cell office:value-type="float" office:value="616">
                <text:p>61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Île-de-France</text:p>
              </table:table-cell>
              <table:table-cell office:value-type="float" office:value="1256">
                <text:p>1256</text:p>
              </table:table-cell>
              <table:table-cell office:value-type="float" office:value="1202">
                <text:p>120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264">
                <text:p>264</text:p>
              </table:table-cell>
              <table:table-cell office:value-type="float" office:value="251">
                <text:p>25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428">
                <text:p>428</text:p>
              </table:table-cell>
              <table:table-cell office:value-type="float" office:value="421">
                <text:p>42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481">
                <text:p>481</text:p>
              </table:table-cell>
              <table:table-cell office:value-type="float" office:value="532">
                <text:p>53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192">
                <text:p>192</text:p>
              </table:table-cell>
              <table:table-cell office:value-type="float" office:value="254">
                <text:p>25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Provence-Alpes-Côte d'Azur</text:p>
              </table:table-cell>
              <table:table-cell office:value-type="float" office:value="451">
                <text:p>451</text:p>
              </table:table-cell>
              <table:table-cell office:value-type="float" office:value="338">
                <text:p>338</text:p>
              </table:table-cell>
              <table:table-cell office:value-type="float" office:value="848">
                <text:p>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legend chart:legend-position="end" svg:x="13.416cm" svg:y="3.706cm" style:legend-expansion="high" chart:style-name="ch2"/>
        <chart:plot-area chart:style-name="ch3" table:cell-range-address="litsRegion.A35:litsRegion.D47 litsRegion.B34:litsRegion.D34" chart:data-source-has-labels="both" svg:x="0.319cm" svg:y="0.18cm" svg:width="12.778cm" svg:height="8.646cm">
          <chart:coordinate-region svg:x="1.007cm" svg:y="0.18cm" svg:width="11.453cm" svg:height="7.999cm"/>
          <chart:axis chart:dimension="x" chart:name="primary-x" chart:style-name="ch4" chartooo:axis-type="auto">
            <chartooo:date-scale/>
            <chart:categories table:cell-range-address="litsRegion.A35:litsRegion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tsRegion.B35:litsRegion.B47" chart:label-cell-address="litsRegion.B34:litsRegion.B34" chart:class="chart:bar">
            <chart:data-point chart:repeated="13"/>
          </chart:series>
          <chart:series chart:style-name="ch8" chart:values-cell-range-address="litsRegion.C35:litsRegion.C47" chart:label-cell-address="litsRegion.C34:litsRegion.C34" chart:class="chart:bar">
            <chart:data-point chart:repeated="13"/>
          </chart:series>
          <chart:series chart:style-name="ch9" chart:values-cell-range-address="litsRegion.D35:litsRegion.D47" chart:label-cell-address="litsRegion.D34:litsRegion.D34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nimation</text:p>
                <draw:g>
                  <svg:desc>litsRegion.B34:litsRegion.B34</svg:desc>
                </draw:g>
              </table:table-cell>
              <table:table-cell office:value-type="string">
                <text:p>intensifs</text:p>
                <draw:g>
                  <svg:desc>litsRegion.C34:litsRegion.C34</svg:desc>
                </draw:g>
              </table:table-cell>
              <table:table-cell office:value-type="string">
                <text:p>surveillance</text:p>
                <draw:g>
                  <svg:desc>litsRegion.D34:litsRegion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litsRegion.A35:litsRegion.A47</svg:desc>
                </draw:g>
              </table:table-cell>
              <table:table-cell office:value-type="float" office:value="-0.0293500294454953">
                <text:p>-0.0293500294454953</text:p>
                <draw:g>
                  <svg:desc>litsRegion.B35:litsRegion.B47</svg:desc>
                </draw:g>
              </table:table-cell>
              <table:table-cell office:value-type="float" office:value="0.018397920001961">
                <text:p>0.018397920001961</text:p>
                <draw:g>
                  <svg:desc>litsRegion.C35:litsRegion.C47</svg:desc>
                </draw:g>
              </table:table-cell>
              <table:table-cell office:value-type="float" office:value="0.0109521094435344">
                <text:p>0.0109521094435344</text:p>
                <draw:g>
                  <svg:desc>litsRegion.D35:litsRegion.D47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0.0429766799896487">
                <text:p>0.0429766799896487</text:p>
              </table:table-cell>
              <table:table-cell office:value-type="float" office:value="-0.074952103468545">
                <text:p>-0.074952103468545</text:p>
              </table:table-cell>
              <table:table-cell office:value-type="float" office:value="0.0319754234788964">
                <text:p>0.0319754234788964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0.0666227286193137">
                <text:p>0.0666227286193137</text:p>
              </table:table-cell>
              <table:table-cell office:value-type="float" office:value="-0.036821337727757">
                <text:p>-0.036821337727757</text:p>
              </table:table-cell>
              <table:table-cell office:value-type="float" office:value="-0.0298013908915556">
                <text:p>-0.0298013908915556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0.0432940969663367">
                <text:p>0.0432940969663367</text:p>
              </table:table-cell>
              <table:table-cell office:value-type="float" office:value="0.077008714306806">
                <text:p>0.077008714306806</text:p>
              </table:table-cell>
              <table:table-cell office:value-type="float" office:value="-0.120302811273143">
                <text:p>-0.120302811273143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0.00758736152174666">
                <text:p>0.00758736152174666</text:p>
              </table:table-cell>
              <table:table-cell office:value-type="float" office:value="-0.049560986762916">
                <text:p>-0.049560986762916</text:p>
              </table:table-cell>
              <table:table-cell office:value-type="float" office:value="0.0419736252411694">
                <text:p>0.0419736252411694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-0.0112088048716543">
                <text:p>-0.0112088048716543</text:p>
              </table:table-cell>
              <table:table-cell office:value-type="float" office:value="0.050800738021993">
                <text:p>0.050800738021993</text:p>
              </table:table-cell>
              <table:table-cell office:value-type="float" office:value="-0.0395919331503387">
                <text:p>-0.0395919331503387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0.0265646400774217">
                <text:p>0.0265646400774217</text:p>
              </table:table-cell>
              <table:table-cell office:value-type="float" office:value="-0.059083819335449">
                <text:p>-0.059083819335449</text:p>
              </table:table-cell>
              <table:table-cell office:value-type="float" office:value="0.0325191792580263">
                <text:p>0.0325191792580263</text:p>
              </table:table-cell>
            </table:table-row>
            <table:table-row>
              <table:table-cell office:value-type="string">
                <text:p>Île-de-France</text:p>
              </table:table-cell>
              <table:table-cell office:value-type="float" office:value="-0.0447492437642063">
                <text:p>-0.0447492437642063</text:p>
              </table:table-cell>
              <table:table-cell office:value-type="float" office:value="-0.027753735243035">
                <text:p>-0.027753735243035</text:p>
              </table:table-cell>
              <table:table-cell office:value-type="float" office:value="0.0725029790072413">
                <text:p>0.0725029790072413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-0.00646301792263232">
                <text:p>-0.00646301792263232</text:p>
              </table:table-cell>
              <table:table-cell office:value-type="float" office:value="0.01074627063667">
                <text:p>0.01074627063667</text:p>
              </table:table-cell>
              <table:table-cell office:value-type="float" office:value="-0.00428325271403762">
                <text:p>-0.00428325271403762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0.0114308889824827">
                <text:p>0.0114308889824827</text:p>
              </table:table-cell>
              <table:table-cell office:value-type="float" office:value="0.018559196633826">
                <text:p>0.018559196633826</text:p>
              </table:table-cell>
              <table:table-cell office:value-type="float" office:value="-0.0299900856163077">
                <text:p>-0.0299900856163077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0.0072261216761107">
                <text:p>0.0072261216761107</text:p>
              </table:table-cell>
              <table:table-cell office:value-type="float" office:value="-0.020326991450223">
                <text:p>-0.020326991450223</text:p>
              </table:table-cell>
              <table:table-cell office:value-type="float" office:value="0.0131008697741123">
                <text:p>0.0131008697741123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0.0427865273999887">
                <text:p>0.0427865273999887</text:p>
              </table:table-cell>
              <table:table-cell office:value-type="float" office:value="-0.03486731411709">
                <text:p>-0.03486731411709</text:p>
              </table:table-cell>
              <table:table-cell office:value-type="float" office:value="-0.00791921328289863">
                <text:p>-0.00791921328289863</text:p>
              </table:table-cell>
            </table:table-row>
            <table:table-row>
              <table:table-cell office:value-type="string">
                <text:p>Provence-Alpes-Côte d'Azur</text:p>
              </table:table-cell>
              <table:table-cell office:value-type="float" office:value="0.0156654803959157">
                <text:p>0.0156654803959157</text:p>
              </table:table-cell>
              <table:table-cell office:value-type="float" office:value="0.087247335705378">
                <text:p>0.087247335705378</text:p>
              </table:table-cell>
              <table:table-cell office:value-type="float" office:value="-0.102912816101294">
                <text:p>-0.1029128161012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legend chart:legend-position="end" svg:x="13.416cm" svg:y="3.706cm" style:legend-expansion="high" chart:style-name="ch2"/>
        <chart:plot-area chart:style-name="ch3" table:cell-range-address="litsRegion.A69:litsRegion.D81 litsRegion.B68:litsRegion.D68" chart:data-source-has-labels="both" svg:x="0.319cm" svg:y="0.18cm" svg:width="12.778cm" svg:height="8.646cm">
          <chart:coordinate-region svg:x="0.65cm" svg:y="0.18cm" svg:width="12.167cm" svg:height="7.999cm"/>
          <chart:axis chart:dimension="x" chart:name="primary-x" chart:style-name="ch4" chartooo:axis-type="auto">
            <chartooo:date-scale/>
            <chart:categories table:cell-range-address="litsRegion.A69:litsRegion.A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tsRegion.B69:litsRegion.B81" chart:label-cell-address="litsRegion.B68:litsRegion.B68" chart:class="chart:bar">
            <chart:data-point chart:repeated="13"/>
          </chart:series>
          <chart:series chart:style-name="ch8" chart:values-cell-range-address="litsRegion.C69:litsRegion.C81" chart:label-cell-address="litsRegion.C68:litsRegion.C68" chart:class="chart:bar">
            <chart:data-point chart:repeated="13"/>
          </chart:series>
          <chart:series chart:style-name="ch9" chart:values-cell-range-address="litsRegion.D69:litsRegion.D81" chart:label-cell-address="litsRegion.D68:litsRegion.D68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nimation</text:p>
                <draw:g>
                  <svg:desc>litsRegion.B68:litsRegion.B68</svg:desc>
                </draw:g>
              </table:table-cell>
              <table:table-cell office:value-type="string">
                <text:p>intensifs</text:p>
                <draw:g>
                  <svg:desc>litsRegion.C68:litsRegion.C68</svg:desc>
                </draw:g>
              </table:table-cell>
              <table:table-cell office:value-type="string">
                <text:p>surveillance</text:p>
                <draw:g>
                  <svg:desc>litsRegion.D68:litsRegion.D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litsRegion.A69:litsRegion.A81</svg:desc>
                </draw:g>
              </table:table-cell>
              <table:table-cell office:value-type="float" office:value="-62.1939152650629">
                <text:p>-62.1939152650629</text:p>
                <draw:g>
                  <svg:desc>litsRegion.B69:litsRegion.B81</svg:desc>
                </draw:g>
              </table:table-cell>
              <table:table-cell office:value-type="float" office:value="33.1976421160094">
                <text:p>33.1976421160094</text:p>
                <draw:g>
                  <svg:desc>litsRegion.C69:litsRegion.C81</svg:desc>
                </draw:g>
              </table:table-cell>
              <table:table-cell office:value-type="float" office:value="20.5265668199964">
                <text:p>20.5265668199964</text:p>
                <draw:g>
                  <svg:desc>litsRegion.D69:litsRegion.D81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30.4056488248074">
                <text:p>30.4056488248074</text:p>
              </table:table-cell>
              <table:table-cell office:value-type="float" office:value="-78.0850504057045">
                <text:p>-78.0850504057045</text:p>
              </table:table-cell>
              <table:table-cell office:value-type="float" office:value="24.4952778623519">
                <text:p>24.4952778623519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36.8385463109038">
                <text:p>36.8385463109038</text:p>
              </table:table-cell>
              <table:table-cell office:value-type="float" office:value="-29.7105404225846">
                <text:p>-29.7105404225846</text:p>
              </table:table-cell>
              <table:table-cell office:value-type="float" office:value="-22.9016177887578">
                <text:p>-22.9016177887578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26.0208168857103">
                <text:p>26.0208168857103</text:p>
              </table:table-cell>
              <table:table-cell office:value-type="float" office:value="40.113813088975">
                <text:p>40.113813088975</text:p>
              </table:table-cell>
              <table:table-cell office:value-type="float" office:value="-109.548521696444">
                <text:p>-109.548521696444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0.495106435037926">
                <text:p>0.495106435037926</text:p>
              </table:table-cell>
              <table:table-cell office:value-type="float" office:value="-3.88088187182004">
                <text:p>-3.88088187182004</text:p>
              </table:table-cell>
              <table:table-cell office:value-type="float" office:value="2.5278740672889">
                <text:p>2.5278740672889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-20.5567643837143">
                <text:p>-20.5567643837143</text:p>
              </table:table-cell>
              <table:table-cell office:value-type="float" office:value="74.1976169289913">
                <text:p>74.1976169289913</text:p>
              </table:table-cell>
              <table:table-cell office:value-type="float" office:value="-76.5880827964204">
                <text:p>-76.5880827964204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42.1502450566165">
                <text:p>42.1502450566165</text:p>
              </table:table-cell>
              <table:table-cell office:value-type="float" office:value="-123.911586271266">
                <text:p>-123.911586271266</text:p>
              </table:table-cell>
              <table:table-cell office:value-type="float" office:value="52.3305119933372">
                <text:p>52.3305119933372</text:p>
              </table:table-cell>
            </table:table-row>
            <table:table-row>
              <table:table-cell office:value-type="string">
                <text:p>Île-de-France</text:p>
              </table:table-cell>
              <table:table-cell office:value-type="float" office:value="-193.032098527265">
                <text:p>-193.032098527265</text:p>
              </table:table-cell>
              <table:table-cell office:value-type="float" office:value="-113.5765184324">
                <text:p>-113.5765184324</text:p>
              </table:table-cell>
              <table:table-cell office:value-type="float" office:value="223.740150731757">
                <text:p>223.740150731757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-5.85994418467112">
                <text:p>-5.85994418467112</text:p>
              </table:table-cell>
              <table:table-cell office:value-type="float" office:value="9.18320201687087">
                <text:p>9.18320201687087</text:p>
              </table:table-cell>
              <table:table-cell office:value-type="float" office:value="-3.83844731426126">
                <text:p>-3.83844731426126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16.8026572377585">
                <text:p>16.8026572377585</text:p>
              </table:table-cell>
              <table:table-cell office:value-type="float" office:value="26.6013643729096">
                <text:p>26.6013643729096</text:p>
              </table:table-cell>
              <table:table-cell office:value-type="float" office:value="-49.1998482024178">
                <text:p>-49.1998482024178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11.9372568564074">
                <text:p>11.9372568564074</text:p>
              </table:table-cell>
              <table:table-cell office:value-type="float" office:value="-36.8169137260046">
                <text:p>-36.8169137260046</text:p>
              </table:table-cell>
              <table:table-cell office:value-type="float" office:value="21.4924629576745">
                <text:p>21.4924629576745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28.2138570186414">
                <text:p>28.2138570186414</text:p>
              </table:table-cell>
              <table:table-cell office:value-type="float" office:value="-30.1519117924588">
                <text:p>-30.1519117924588</text:p>
              </table:table-cell>
              <table:table-cell office:value-type="float" office:value="-6.23833564511028">
                <text:p>-6.23833564511028</text:p>
              </table:table-cell>
            </table:table-row>
            <table:table-row>
              <table:table-cell office:value-type="string">
                <text:p>Provence-Alpes-Côte d'Azur</text:p>
              </table:table-cell>
              <table:table-cell office:value-type="float" office:value="24.2646734830808">
                <text:p>24.2646734830808</text:p>
              </table:table-cell>
              <table:table-cell office:value-type="float" office:value="100.399492370083">
                <text:p>100.399492370083</text:p>
              </table:table-cell>
              <table:table-cell office:value-type="float" office:value="-210.234632454481">
                <text:p>-210.2346324544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